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d1e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Task 5: Implement an Application Level file sharing protocol. </text:p>
      <text:p text:style-name="Standard">Problem Setting: Two network clients listening for requests waiting to share files <text:span text:style-name="T1">(FTP)</text:span></text:p>
      <text:p text:style-name="Standard"/>
      <text:p text:style-name="Standard">Goals of the assignment: To enable two clients to:</text:p>
      <text:p text:style-name="Standard">-Know list of files on each other's machines in designated shared folders</text:p>
      <text:p text:style-name="Standard">-Upload a file to each other.</text:p>
      <text:p text:style-name="Standard">-Download a file to each o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19:53.187408326</meta:creation-date>
    <dc:date>2022-03-21T13:35:27.883383781</dc:date>
    <meta:editing-duration>PT6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6" meta:character-count="337" meta:non-whitespace-character-count="286"/>
  </office:meta>
</office:document-meta>
</file>